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opacity="20%" draw:textarea-horizontal-align="justify" draw:textarea-vertical-align="middle" draw:auto-grow-height="false" fo:min-height="4.297cm" fo:min-width="3.68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20%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6.477cm" svg:x="1cm" svg:y="3.03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measurelines" svg:width="5.969cm" svg:height="6.477cm" svg:x="5.731cm" svg:y="3.032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chary Roman</meta:initial-creator>
    <meta:creation-date>2018-01-09T13:23:53.330785237</meta:creation-date>
    <dc:date>2018-01-09T13:43:02.319011756</dc:date>
    <dc:creator>Zachary Roman</dc:creator>
    <meta:editing-duration>PT1M19S</meta:editing-duration>
    <meta:editing-cycles>2</meta:editing-cycles>
    <meta:generator>LibreOffice/5.0.6.2$Linux_X86_64 LibreOffice_project/00$Build-2</meta:generator>
    <meta:document-statistic meta:object-count="2"/>
  </office:meta>
</office:document-meta>
</file>